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25-10-22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25-04-07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24-09-2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24-04-2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15-06-02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14-02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13-09-27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13-05-13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12-09-27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12-06-26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11-08-1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10-08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10-03-02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09-07-27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09-02-1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08-06-20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07-11-0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07-08-01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07-03-12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06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06-06-15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05-12-06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05-08-3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05-06-2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05-02-24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04-10-01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04-06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04-02-05 0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03-09-2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03-04-0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02-12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02-08-0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02-03-1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01-08-01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01-04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01-01-0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00-08-03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2000-02-2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9-10-2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9-07-3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9-04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8-12-1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8-09-3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8-06-1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8-02-03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7-10-08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7-07-16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7-05-0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7-02-13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6-08-2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6-05-28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6-02-1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5-10-3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5-08-02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5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5-02-1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4-10-2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4-04-2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4-01-3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3-10-2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3-07-2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3-04-2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3-01-2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2-11-2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2-10-2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2-09-2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2-08-2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2-07-3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2-06-2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2-05-0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2-04-0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2-03-05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2-02-07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2-01-0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1-12-0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1-10-14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1-09-24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1-08-2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1-08-0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1-07-1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1-07-0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1-06-1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1-06-1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1-05-2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1-05-0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1-04-24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1-04-07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1-03-0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1-02-13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1-01-22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0-11-1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0-10-2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0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0-08-20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0-07-2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0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0-06-1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0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0-04-0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0-02-2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90-01-1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9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9-10-2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9-09-15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9-08-3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9-08-1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9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9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9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9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9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9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9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9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9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9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8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8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8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8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8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8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8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8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8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8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8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8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7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6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3490</text:p>
          </table:table-cell>
          <table:table-cell office:value-type="string" calcext:value-type="string">
            <text:p>AAB735</text:p>
          </table:table-cell>
          <table:table-cell office:value-type="string" calcext:value-type="string">
            <text:p>1986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34" meta:object-count="0"/>
    <meta:user-defined meta:name="AppVersion">3.0</meta:user-defined>
  </office:meta>
</office:document-meta>
</file>